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0f4c" officeooo:paragraph-rsid="00100f4c"/>
    </style:style>
    <style:style style:name="P2" style:family="paragraph" style:parent-style-name="Standard">
      <style:text-properties officeooo:paragraph-rsid="00100f4c"/>
    </style:style>
    <style:style style:name="P3" style:family="paragraph" style:parent-style-name="Standard">
      <style:paragraph-properties fo:text-align="center" style:justify-single-word="false"/>
      <style:text-properties fo:font-size="14pt" fo:font-weight="bold" officeooo:rsid="00100f4c" officeooo:paragraph-rsid="00100f4c"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00f4c" officeooo:paragraph-rsid="00105f25"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100f4c" officeooo:paragraph-rsid="0010da67"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12266d" officeooo:paragraph-rsid="0012266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normal" officeooo:rsid="0010da67" officeooo:paragraph-rsid="0010da67"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fo:font-weight="normal" officeooo:rsid="0012266d" officeooo:paragraph-rsid="0012266d" style:font-size-asian="14pt" style:font-weight-asian="normal" style:font-size-complex="14pt" style:font-weight-complex="normal"/>
    </style:style>
    <style:style style:name="P9" style:family="paragraph" style:parent-style-name="Standard">
      <style:text-properties officeooo:rsid="00105f25" officeooo:paragraph-rsid="00105f25"/>
    </style:style>
    <style:style style:name="P10" style:family="paragraph" style:parent-style-name="Standard">
      <style:text-properties officeooo:rsid="00106b43" officeooo:paragraph-rsid="00106b43"/>
    </style:style>
    <style:style style:name="P11" style:family="paragraph" style:parent-style-name="Standard">
      <style:paragraph-properties fo:text-align="justify" style:justify-single-word="false"/>
      <style:text-properties officeooo:rsid="0010da67" officeooo:paragraph-rsid="0010da67"/>
    </style:style>
    <style:style style:name="P12" style:family="paragraph" style:parent-style-name="Standard">
      <style:text-properties officeooo:rsid="00135795" officeooo:paragraph-rsid="00135795"/>
    </style:style>
    <style:style style:name="P13" style:family="paragraph" style:parent-style-name="Standard">
      <style:paragraph-properties fo:margin-left="1.251cm" fo:margin-right="0cm" fo:text-indent="0cm" style:auto-text-indent="false"/>
      <style:text-properties officeooo:rsid="00100f4c" officeooo:paragraph-rsid="00100f4c"/>
    </style:style>
    <style:style style:name="P14" style:family="paragraph" style:parent-style-name="Standard">
      <style:paragraph-properties fo:margin-left="1.251cm" fo:margin-right="0cm" fo:text-indent="0cm" style:auto-text-indent="false"/>
      <style:text-properties officeooo:rsid="00106b43" officeooo:paragraph-rsid="00106b43"/>
    </style:style>
    <style:style style:name="P15" style:family="paragraph" style:parent-style-name="Standard">
      <style:paragraph-properties fo:margin-left="1.251cm" fo:margin-right="0cm" fo:text-align="justify" style:justify-single-word="false" fo:text-indent="0cm" style:auto-text-indent="false"/>
      <style:text-properties fo:font-size="14pt" fo:font-weight="normal" officeooo:rsid="0012266d" officeooo:paragraph-rsid="0012266d" style:font-size-asian="14pt" style:font-weight-asian="normal" style:font-size-complex="14pt"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fo:font-size="14pt" fo:font-weight="normal" officeooo:rsid="0012266d" officeooo:paragraph-rsid="0012266d" style:font-size-asian="14pt" style:font-weight-asian="normal" style:font-size-complex="14pt" style:font-weight-complex="normal"/>
    </style:style>
    <style:style style:name="T1" style:family="text">
      <style:text-properties officeooo:rsid="00100f4c"/>
    </style:style>
    <style:style style:name="T2" style:family="text">
      <style:text-properties officeooo:rsid="00105f25"/>
    </style:style>
    <style:style style:name="T3" style:family="text">
      <style:text-properties officeooo:rsid="00106b43"/>
    </style:style>
    <style:style style:name="T4" style:family="text">
      <style:text-properties officeooo:rsid="0010da67"/>
    </style:style>
    <style:style style:name="T5" style:family="text">
      <style:text-properties officeooo:rsid="0012266d"/>
    </style:style>
    <style:style style:name="T6" style:family="text">
      <style:text-properties officeooo:rsid="00135795"/>
    </style:style>
    <style:style style:name="T7"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lt;ALGUNOS APARTADOS INICIALES POR CONCRETAR, CON OBJETIVO, ...&gt;</text:span></text:p>
      <text:p text:style-name="Standard"/>
      <text:p text:style-name="P3">REPRESENTACIÓN DE IMÁGENES EN COLOR</text:p>
      <text:p text:style-name="P9">- REPRESENTACIÓN DE IMÁGENES EN EL ORDENADOR</text:p>
      <text:p text:style-name="P9">- EL ESPACIO DE COLOR RGB</text:p>
      <text:p text:style-name="P9"/>
      <text:p text:style-name="P3">EL PROBLEMA DE LA CUANTIFICACIÓN DE COLOR</text:p>
      <text:p text:style-name="P1">- DEFINICIÓN DEL PROBLEMA</text:p>
      <text:p text:style-name="P1">- ALGUNAS APLICACION<text:span text:style-name="T2">E</text:span>S PRÁCTICAS</text:p>
      <text:p text:style-name="P1"/>
      <text:p text:style-name="P1"/>
      <text:p text:style-name="P3">LOS ALGORITMOS DE ENJAMBRES</text:p>
      <text:p text:style-name="P1">- CARACTERÍSTICAS GENERALES</text:p>
      <text:p text:style-name="P1">- EL ALGORITMO DE OPTIMIZACIÓN POR ENJAMBRE DE PARTÍCULAS (<text:span text:style-name="T2">Particle swarm optimization - </text:span>PSO)</text:p>
      <text:p text:style-name="P1">- EL ALGORITMO DE LUCIÉRNAGAS <text:span text:style-name="T2">(Firefly algorithm - FA)</text:span></text:p>
      <text:p text:style-name="P1">- EL ALGORITMO DEL LOBO GRIS (Grey wolf optimizer - GWO)</text:p>
      <text:p text:style-name="P2"><text:span text:style-name="T1">- EL ALGORITMO DE BALLENAS (</text:span>Whale Optimization Algorithm - <text:span text:style-name="T1">WOA)</text:span></text:p>
      <text:p text:style-name="P1"/>
      <text:p text:style-name="P11">Aquí estaría bien poner el pseudocódigo de los 4 algoritmos, definiendo todas las variables y parámetros que utilizan. Aunque en cada artículo se pueden usar variables diferentes, en tu caso deberías homogeneizar y usar las mismas variables en los 4 casos para hacer referencia a lo mismo. Por ejemplo, no diremos que hay P particulas en PSO, F luciérnagas en FA, L lobos en GWO, …, sino que diremos que hay N individuos en cada algoritmo (o N o la variable que quieras, pero la misma en los 4 casos).</text:p>
      <text:p text:style-name="P1"/>
      <text:p text:style-name="P1">Los dos últimos <text:span text:style-name="T4">métodos </text:span>son del mismo autor y te <text:span text:style-name="T2">da</text:span>rás cuenta de que son muy parecidos (cambian <text:span text:style-name="T4">un poco</text:span> las ecuaciones y se simplifica un poco en el segundo caso). <text:span text:style-name="T2">Por tanto, teniendo uno es muy facil pasar al otro.</text:span></text:p>
      <text:p text:style-name="P1">WEB DEL AUTOR PARA AMBOS MÉTODOS (descripción y código):</text:p>
      <text:p text:style-name="P13">Lobos → <text:a xlink:type="simple" xlink:href="https://seyedalimirjalili.com/gwo" text:style-name="Internet_20_link" text:visited-style-name="Visited_20_Internet_20_Link">https://seyedalimirjalili.com/gwo</text:a></text:p>
      <text:p text:style-name="P13"/>
      <text:p text:style-name="P13">Ballenas → <text:a xlink:type="simple" xlink:href="https://seyedalimirjalili.com/woa" text:style-name="Internet_20_link" text:visited-style-name="Visited_20_Internet_20_Link">https://seyedalimirjalili.com/woa</text:a></text:p>
      <text:p text:style-name="P1"/>
      <text:p text:style-name="P1"/>
      <text:p text:style-name="P4">ÍNDICES PARA LA EVALUACIÓN DE LA CALIDAD DE IMÁGENES</text:p>
      <text:p text:style-name="P9">- CALIDAD DE IMÁGENES:</text:p>
      <text:p text:style-name="P9">– VALORACIÓN OBJETIVA Y SUBJETIVA</text:p>
      <text:p text:style-name="P10">Para ver ‘lo buena’ que es una imagen, es necesario calcular un índice que representa de forma numérica la calidad de dicha imagen.</text:p>
      <text:p text:style-name="P9">Se puede valorar la calidad de una imagen consultando a un grupo de personas, anotando su puntuación y calculando medias. Esto, en pocas palabras, sería una valoración subjetiva.</text:p>
      <text:p text:style-name="P9">También se puede hacer una valoración objetiva, calculando un valor de error basado en una fórmula matemática.</text:p>
      <text:p text:style-name="P9">Aquí tendrías que contar un poco <text:span text:style-name="T4">por encima </text:span>que e<text:span text:style-name="T4">x</text:span>isten ambas posibilidades. Luego, las medidas de error MSE, MAE, … que tu vas a usar corresponden ya al caso objetivo.</text:p>
      <text:p text:style-name="P9"/>
      <text:p text:style-name="P9"><text:soft-page-break/>– VALORACIÓN <text:span text:style-name="T3">CON </text:span><text:span text:style-name="T4">Y SIN </text:span><text:span text:style-name="T3">IMAGEN </text:span><text:span text:style-name="T4">DE REFERENCIA</text:span></text:p>
      <text:p text:style-name="P10">Básicamente hay 2 tipos de índices según este criterio: los que utilizan una imagen de referencia A para calcular la calidad de otra imagen B (FULL-REFERENCE INDICES), y los que no tienen una imagen de referencia (NO-REFERENCE INDICES).</text:p>
      <text:p text:style-name="P14">EJEMPLO: tienes una foto original de un edificio (A) y tienes otra foto del mismo edificio pero borrosa (B).</text:p>
      <text:p text:style-name="P14">Si tienes las fotos A y B, puedes calcular un conjunto de índices <text:span text:style-name="T4">para determinar lo buena que es la imagen B</text:span>. Sin embargo, hay casos en los que no se dispone del orginal, y no queda más remedio que aplicar índices que sólo usan la foto B.</text:p>
      <text:p text:style-name="P14">En el problema de la cuantificación de color tenemos la foto A (imagen original), a la que aplicamos un procesamiento que reduce el número de colores diferentes de la imagen para obtener la B (imagen cuantizada). Por tanto, podremos usar índices de referencia compl<text:span text:style-name="T4">e</text:span>ta para calcular la calidad de la imagen B (MSE, MAE, SSIM, ...)</text:p>
      <text:p text:style-name="P9">- <text:span text:style-name="T4">ALGUNOS ÍNDICES</text:span></text:p>
      <text:p text:style-name="P12">Poner las fórmulas y una pequeña descripción de cada uno.</text:p>
      <text:p text:style-name="P9">– <text:span text:style-name="T4">MSE</text:span></text:p>
      <text:p text:style-name="P9">– <text:span text:style-name="T4">MAE</text:span></text:p>
      <text:p text:style-name="P9">– <text:span text:style-name="T4">SSIM</text:span></text:p>
      <text:p text:style-name="P9">– <text:span text:style-name="T4">MS-SSIM</text:span></text:p>
      <text:p text:style-name="P9"/>
      <text:p text:style-name="P9"/>
      <text:p text:style-name="P9"/>
      <text:p text:style-name="P5"><text:span text:style-name="T4">ALGORITMOS DE ENJAMBRES APLICADOS A LA CUANTIFICACIÓN DE COLOR</text:span></text:p>
      <text:p text:style-name="P7">Esto quedaría para más adelante. <text:span text:style-name="T5">Aquí tendrías que contar cómo se adaptan los algoritmos del tercer apartado para resolver el problema que nos interesa (básicamente, cómo se define la función objetivo del problema, lo que representa cada individuo y cuál es la solución al problema</text:span><text:span text:style-name="T6">)</text:span><text:span text:style-name="T5">.</text:span></text:p>
      <text:p text:style-name="P5"/>
      <text:p text:style-name="P6">PRUEBAS</text:p>
      <text:p text:style-name="P8">Aquí incluirías las pruebas realizadas con tu código. Básicamente, un conjunto de tablas de resultados de tus programas y una comparación de estos resultados.</text:p>
      <text:p text:style-name="P8"/>
      <text:p text:style-name="P8">- CONJUNTO DE DATOS DE PRUEBA</text:p>
      <text:p text:style-name="P8">Aquí cuentas un poco las características del conjunto de imágenes CQ100 (<text:a xlink:type="simple" xlink:href="https://data.mendeley.com/datasets/vw5ys9hfxw/2" text:style-name="Internet_20_link" text:visited-style-name="Visited_20_Internet_20_Link">https://data.mendeley.com/datasets/vw5ys9hfxw/2</text:a>), que usarás para las pruebas.</text:p>
      <text:p text:style-name="P8">- PRUEBAS REALIZADAS</text:p>
      <text:p text:style-name="P8">Valores de los diferentes parámetros de cada método que se han utilizado para ejecutar las pru<text:span text:style-name="T6">e</text:span>bas.</text:p>
      <text:p text:style-name="P8">- TABLAS DE RESULTADOS</text:p>
      <text:p text:style-name="P8"/>
      <text:p text:style-name="P8">- ANÁLISIS DE LOS RESULTADOS</text:p>
      <text:p text:style-name="P8">Resultados de algunas pruebas estadísticas sobre los datos de las tablas y un poco de texto para comentarlos.</text:p>
      <text:p text:style-name="P8"><text:soft-page-break/>También se puede comentar el caso particular de alguna imagen concreta y meter esa imagen en la memoria, para que el tribunal pueda apreciar la diferencia en la calidad obtenida en varias pruebas.</text:p>
      <text:p text:style-name="P8"/>
      <text:p text:style-name="P8">- CONCLUSIONES DEL ESTUDIO</text:p>
      <text:p text:style-name="P8"/>
      <text:p text:style-name="P8">- FUTURAS LINEAS DE TRABAJO</text:p>
      <text:p text:style-name="P8"/>
      <text:p text:style-name="P6">REFERENCIAS</text:p>
      <text:p text:style-name="P8">No se cómo insertas las citas en tu documento. Yo en Word ya ni me acuerdo de la última vez que lo hice.</text:p>
      <text:p text:style-name="P8">Si las vas a ir añadiendo ‘a mano’, yo te recomiendo que uses el formato (autor, año).</text:p>
      <text:p text:style-name="P15">“<text:span text:style-name="T7">El trabajo descrito en (García et al., 2020) es …</text:span>”</text:p>
      <text:p text:style-name="P16">porque numerar las citas y poner el número entre corchetes creo q<text:span text:style-name="T6">ue</text:span> es más problemático. Si las ordenas albaféticamente, seguro que tienes que ir metiendo nuevas referencias entre las que tienes; si las numeras en orden de cita, seguro que en la sección 1 se te olvido alguna y te toca renumerar tod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20T16:50:04.487004057</meta:creation-date>
    <dc:date>2023-12-20T17:37:50.356572294</dc:date>
    <meta:editing-duration>PT26M34S</meta:editing-duration>
    <meta:editing-cycles>4</meta:editing-cycles>
    <meta:generator>LibreOffice/6.4.7.2$Linux_X86_64 LibreOffice_project/40$Build-2</meta:generator>
    <meta:document-statistic meta:table-count="0" meta:image-count="0" meta:object-count="0" meta:page-count="3" meta:paragraph-count="55" meta:word-count="832" meta:character-count="4962" meta:non-whitespace-character-count="4179"/>
  </office:meta>
</office:document-meta>
</file>